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M Mono 10"/>
    </style:style>
    <style:style style:name="P2" style:family="paragraph" style:parent-style-name="Standard">
      <style:text-properties officeooo:rsid="001f765d" officeooo:paragraph-rsid="001f765d"/>
    </style:style>
    <style:style style:name="P3" style:family="paragraph" style:parent-style-name="Standard" style:list-style-name="L1"/>
    <style:style style:name="P4" style:family="paragraph" style:parent-style-name="Standard">
      <style:text-properties officeooo:rsid="00227ded" officeooo:paragraph-rsid="00227ded"/>
    </style:style>
    <style:style style:name="T1" style:family="text">
      <style:text-properties officeooo:rsid="001f765d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fo:font-weight="bold" officeooo:rsid="001f765d" style:font-weight-asian="bold" style:font-weight-complex="bold"/>
    </style:style>
    <style:style style:name="T5" style:family="text">
      <style:text-properties officeooo:rsid="00227ded"/>
    </style:style>
    <style:style style:name="T6" style:family="text">
      <style:text-properties style:font-name="LM Mono 10"/>
    </style:style>
    <style:style style:name="T7" style:family="text">
      <style:text-properties style:font-name="LM Mono 10" officeooo:rsid="001f76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ow to use rclone to mount OneDrive share in Ubuntu</text:h>
      <text:p text:style-name="Standard"/>
      <text:p text:style-name="P2">General documentation</text:p>
      <text:p text:style-name="P2"/>
      <text:list xml:id="list2815787643" text:style-name="L1">
        <text:list-item>
          <text:p text:style-name="P3">https://pegasus.vumc.org/ViewKnowledge.aspx?id=15297</text:p>
        </text:list-item>
        <text:list-item>
          <text:p text:style-name="P3">https://itsfoss.com/use-onedrive-linux-rclone/</text:p>
          <text:p text:style-name="P3"/>
        </text:list-item>
      </text:list>
      <text:p text:style-name="Standard"><text:span text:style-name="T5">If rclone is not already installed, d</text:span>ownload .deb installer <text:span text:style-name="T5">and install</text:span></text:p>
      <text:p text:style-name="Standard"/>
      <text:p text:style-name="P4">Download</text:p>
      <text:p text:style-name="P1"><text:span text:style-name="T1">$ </text:span>https://downloads.rclone.org/v1.58.1/rclone-v1.58.1-linux-amd64.deb</text:p>
      <text:p text:style-name="Standard"/>
      <text:p text:style-name="Standard">Install </text:p>
      <text:p text:style-name="Standard"><text:span text:style-name="T7">$ </text:span><text:span text:style-name="T6">sudo dpkg -i ~/Download/rclone-v1.58.1-linux-amd64.deb</text:span></text:p>
      <text:p text:style-name="Standard"/>
      <text:p text:style-name="Standard">Make a <text:span text:style-name="T1">mount point</text:span> for the OneDrive share. <text:s/>This can be any name you like, but if you use something different, make <text:span text:style-name="T5">appropriate</text:span> changes later in this script.</text:p>
      <text:p text:style-name="Standard"/>
      <text:p text:style-name="P1">$ mkdir ~/OneDrive</text:p>
      <text:p text:style-name="Standard"/>
      <text:p text:style-name="Standard">Configure rclone. <text:s/><text:span text:style-name="T1">This is a complete terminal session and all of the input and output is shown. <text:s/>The user’s input is in </text:span><text:span text:style-name="T4">red</text:span><text:span text:style-name="T1">.</text:span></text:p>
      <text:p text:style-name="Standard"/>
      <text:p text:style-name="P1">$ <text:span text:style-name="T3">rclone config</text:span></text:p>
      <text:p text:style-name="P1">No remotes found, make a new one?</text:p>
      <text:p text:style-name="P1">n) New remote</text:p>
      <text:p text:style-name="P1">s) Set configuration password</text:p>
      <text:p text:style-name="P1">q) Quit config</text:p>
      <text:p text:style-name="P1">n/s/q&gt; <text:span text:style-name="T3">n</text:span></text:p>
      <text:p text:style-name="P1">name&gt; <text:span text:style-name="T3">remote_vumc</text:span></text:p>
      <text:p text:style-name="P1">Option Storage.</text:p>
      <text:p text:style-name="P1">Type of storage to configure.</text:p>
      <text:p text:style-name="P1">Choose a number from below, or type in your own value.</text:p>
      <text:p text:style-name="P1"><text:s/>1 / 1Fichier</text:p>
      <text:p text:style-name="P1"><text:s text:c="3"/>\ (fichier)</text:p>
      <text:p text:style-name="P1"><text:s/>2 / Akamai NetStorage</text:p>
      <text:p text:style-name="P1"><text:s text:c="3"/>\ (netstorage)</text:p>
      <text:p text:style-name="P1"><text:s/>3 / Alias for an existing remote</text:p>
      <text:p text:style-name="P1"><text:s text:c="3"/>\ (alias)</text:p>
      <text:p text:style-name="P1"><text:s/>4 / Amazon Drive</text:p>
      <text:p text:style-name="P1"><text:s text:c="3"/>\ (amazon cloud drive)</text:p>
      <text:p text:style-name="P1"><text:soft-page-break/><text:s/>5 / Amazon S3 Compliant Storage Providers including AWS, Alibaba, Ceph, China Mobile, Digital Ocean, Dreamhost, IBM COS, Lyve Cloud, Minio, Netease, RackCorp, Scaleway, SeaweedFS, StackPath, Storj, Tencent COS and Wasabi</text:p>
      <text:p text:style-name="P1"><text:s text:c="3"/>\ (s3)</text:p>
      <text:p text:style-name="P1"><text:s/>6 / Backblaze B2</text:p>
      <text:p text:style-name="P1"><text:s text:c="3"/>\ (b2)</text:p>
      <text:p text:style-name="P1"><text:s/>7 / Better checksums for other remotes</text:p>
      <text:p text:style-name="P1"><text:s text:c="3"/>\ (hasher)</text:p>
      <text:p text:style-name="P1"><text:s/>8 / Box</text:p>
      <text:p text:style-name="P1"><text:s text:c="3"/>\ (box)</text:p>
      <text:p text:style-name="P1"><text:s/>9 / Cache a remote</text:p>
      <text:p text:style-name="P1"><text:s text:c="3"/>\ (cache)</text:p>
      <text:p text:style-name="P1">10 / Citrix Sharefile</text:p>
      <text:p text:style-name="P1"><text:s text:c="3"/>\ (sharefile)</text:p>
      <text:p text:style-name="P1">11 / Compress a remote</text:p>
      <text:p text:style-name="P1"><text:s text:c="3"/>\ (compress)</text:p>
      <text:p text:style-name="P1">12 / Dropbox</text:p>
      <text:p text:style-name="P1"><text:s text:c="3"/>\ (dropbox)</text:p>
      <text:p text:style-name="P1">13 / Encrypt/Decrypt a remote</text:p>
      <text:p text:style-name="P1"><text:s text:c="3"/>\ (crypt)</text:p>
      <text:p text:style-name="P1">14 / Enterprise File Fabric</text:p>
      <text:p text:style-name="P1"><text:s text:c="3"/>\ (filefabric)</text:p>
      <text:p text:style-name="P1">15 / FTP Connection</text:p>
      <text:p text:style-name="P1"><text:s text:c="3"/>\ (ftp)</text:p>
      <text:p text:style-name="P1">16 / Google Cloud Storage (this is not Google Drive)</text:p>
      <text:p text:style-name="P1"><text:s text:c="3"/>\ (google cloud storage)</text:p>
      <text:p text:style-name="P1">17 / Google Drive</text:p>
      <text:p text:style-name="P1"><text:s text:c="3"/>\ (drive)</text:p>
      <text:p text:style-name="P1">18 / Google Photos</text:p>
      <text:p text:style-name="P1"><text:s text:c="3"/>\ (google photos)</text:p>
      <text:p text:style-name="P1">19 / Hadoop distributed file system</text:p>
      <text:p text:style-name="P1"><text:s text:c="3"/>\ (hdfs)</text:p>
      <text:p text:style-name="P1">20 / Hubic</text:p>
      <text:p text:style-name="P1"><text:s text:c="3"/>\ (hubic)</text:p>
      <text:p text:style-name="P1">21 / In memory object storage system.</text:p>
      <text:p text:style-name="P1"><text:s text:c="3"/>\ (memory)</text:p>
      <text:p text:style-name="P1">22 / Jottacloud</text:p>
      <text:p text:style-name="P1"><text:s text:c="3"/>\ (jottacloud)</text:p>
      <text:p text:style-name="P1">23 / Koofr, Digi Storage and other Koofr-compatible storage providers</text:p>
      <text:p text:style-name="P1"><text:s text:c="3"/>\ (koofr)</text:p>
      <text:p text:style-name="P1">24 / Local Disk</text:p>
      <text:p text:style-name="P1"><text:s text:c="3"/>\ (local)</text:p>
      <text:p text:style-name="P1"><text:soft-page-break/>25 / Mail.ru Cloud</text:p>
      <text:p text:style-name="P1"><text:s text:c="3"/>\ (mailru)</text:p>
      <text:p text:style-name="P1">26 / Mega</text:p>
      <text:p text:style-name="P1"><text:s text:c="3"/>\ (mega)</text:p>
      <text:p text:style-name="P1">27 / Microsoft Azure Blob Storage</text:p>
      <text:p text:style-name="P1"><text:s text:c="3"/>\ (azureblob)</text:p>
      <text:p text:style-name="P1">28 / Microsoft OneDrive</text:p>
      <text:p text:style-name="P1"><text:s text:c="3"/>\ (onedrive)</text:p>
      <text:p text:style-name="P1">29 / OpenDrive</text:p>
      <text:p text:style-name="P1"><text:s text:c="3"/>\ (opendrive)</text:p>
      <text:p text:style-name="P1">30 / OpenStack Swift (Rackspace Cloud Files, Memset Memstore, OVH)</text:p>
      <text:p text:style-name="P1"><text:s text:c="3"/>\ (swift)</text:p>
      <text:p text:style-name="P1">31 / Pcloud</text:p>
      <text:p text:style-name="P1"><text:s text:c="3"/>\ (pcloud)</text:p>
      <text:p text:style-name="P1">32 / Put.io</text:p>
      <text:p text:style-name="P1"><text:s text:c="3"/>\ (putio)</text:p>
      <text:p text:style-name="P1">33 / QingCloud Object Storage</text:p>
      <text:p text:style-name="P1"><text:s text:c="3"/>\ (qingstor)</text:p>
      <text:p text:style-name="P1">34 / SSH/SFTP Connection</text:p>
      <text:p text:style-name="P1"><text:s text:c="3"/>\ (sftp)</text:p>
      <text:p text:style-name="P1">35 / Sia Decentralized Cloud</text:p>
      <text:p text:style-name="P1"><text:s text:c="3"/>\ (sia)</text:p>
      <text:p text:style-name="P1">36 / Storj Decentralized Cloud Storage</text:p>
      <text:p text:style-name="P1"><text:s text:c="3"/>\ (storj)</text:p>
      <text:p text:style-name="P1">37 / Sugarsync</text:p>
      <text:p text:style-name="P1"><text:s text:c="3"/>\ (sugarsync)</text:p>
      <text:p text:style-name="P1">38 / Transparently chunk/split large files</text:p>
      <text:p text:style-name="P1"><text:s text:c="3"/>\ (chunker)</text:p>
      <text:p text:style-name="P1">39 / Union merges the contents of several upstream fs</text:p>
      <text:p text:style-name="P1"><text:s text:c="3"/>\ (union)</text:p>
      <text:p text:style-name="P1">40 / Uptobox</text:p>
      <text:p text:style-name="P1"><text:s text:c="3"/>\ (uptobox)</text:p>
      <text:p text:style-name="P1">41 / Webdav</text:p>
      <text:p text:style-name="P1"><text:s text:c="3"/>\ (webdav)</text:p>
      <text:p text:style-name="P1">42 / Yandex Disk</text:p>
      <text:p text:style-name="P1"><text:s text:c="3"/>\ (yandex)</text:p>
      <text:p text:style-name="P1">43 / Zoho</text:p>
      <text:p text:style-name="P1"><text:s text:c="3"/>\ (zoho)</text:p>
      <text:p text:style-name="P1">44 / http Connection</text:p>
      <text:p text:style-name="P1"><text:s text:c="3"/>\ (http)</text:p>
      <text:p text:style-name="P1">45 / premiumize.me</text:p>
      <text:p text:style-name="P1"><text:s text:c="3"/>\ (premiumizeme)</text:p>
      <text:p text:style-name="P1"><text:soft-page-break/>46 / seafile</text:p>
      <text:p text:style-name="P1"><text:s text:c="3"/>\ (seafile)</text:p>
      <text:p text:style-name="P1">Storage&gt; <text:span text:style-name="T3">onedrive</text:span></text:p>
      <text:p text:style-name="P1">Option client_id.</text:p>
      <text:p text:style-name="P1">OAuth Client Id.</text:p>
      <text:p text:style-name="P1">Leave blank normally.</text:p>
      <text:p text:style-name="P1">Enter a value. Press Enter to leave empty.</text:p>
      <text:p text:style-name="P1">client_id&gt; </text:p>
      <text:p text:style-name="P1">Option client_secret.</text:p>
      <text:p text:style-name="P1">OAuth Client Secret.</text:p>
      <text:p text:style-name="P1">Leave blank normally.</text:p>
      <text:p text:style-name="P1">Enter a value. Press Enter to leave empty.</text:p>
      <text:p text:style-name="P1">client_secret&gt; </text:p>
      <text:p text:style-name="P1">Option region.</text:p>
      <text:p text:style-name="P1">Choose national cloud region for OneDrive.</text:p>
      <text:p text:style-name="P1">Choose a number from below, or type in your own string value.</text:p>
      <text:p text:style-name="P1">Press Enter for the default (global).</text:p>
      <text:p text:style-name="P1"><text:s/>1 / Microsoft Cloud Global</text:p>
      <text:p text:style-name="P1"><text:s text:c="3"/>\ (global)</text:p>
      <text:p text:style-name="P1"><text:s/>2 / Microsoft Cloud for US Government</text:p>
      <text:p text:style-name="P1"><text:s text:c="3"/>\ (us)</text:p>
      <text:p text:style-name="P1"><text:s/>3 / Microsoft Cloud Germany</text:p>
      <text:p text:style-name="P1"><text:s text:c="3"/>\ (de)</text:p>
      <text:p text:style-name="P1"><text:s/>4 / Azure and Office 365 operated by 21Vianet in China</text:p>
      <text:p text:style-name="P1"><text:s text:c="3"/>\ (cn)</text:p>
      <text:p text:style-name="P1">region&gt; <text:span text:style-name="T3">global</text:span></text:p>
      <text:p text:style-name="P1">Edit advanced config?</text:p>
      <text:p text:style-name="P1">y) Yes</text:p>
      <text:p text:style-name="P1">n) No (default)</text:p>
      <text:p text:style-name="P1">y/n&gt; <text:span text:style-name="T3">n</text:span></text:p>
      <text:p text:style-name="P1">Use auto config?</text:p>
      <text:p text:style-name="P1"><text:s/>* Say Y if not sure</text:p>
      <text:p text:style-name="P1"><text:s/>* Say N if you are working on a remote or headless machine</text:p>
      <text:p text:style-name="P1"/>
      <text:p text:style-name="P1">y) Yes (default)</text:p>
      <text:p text:style-name="P1">n) No</text:p>
      <text:p text:style-name="P1">y/n&gt; <text:span text:style-name="T3">y</text:span></text:p>
      <text:p text:style-name="P1">2022/06/27 13:52:14 NOTICE: If your browser doesn't open automatically go to the following link: http://127.0.0.1:53682/auth?state=eU6tgGOGfApvrdlZWvWGxQ</text:p>
      <text:p text:style-name="P1">2022/06/27 13:52:14 NOTICE: Log in and authorize rclone for access</text:p>
      <text:p text:style-name="P1">2022/06/27 13:52:14 NOTICE: Waiting for code...</text:p>
      <text:p text:style-name="P1">2022/06/27 13:52:16 NOTICE: Got code</text:p>
      <text:p text:style-name="P1"><text:soft-page-break/>Option config_type.</text:p>
      <text:p text:style-name="P1">Type of connection</text:p>
      <text:p text:style-name="P1">Choose a number from below, or type in an existing string value.</text:p>
      <text:p text:style-name="P1">Press Enter for the default (onedrive).</text:p>
      <text:p text:style-name="P1"><text:s/>1 / OneDrive Personal or Business</text:p>
      <text:p text:style-name="P1"><text:s text:c="3"/>\ (onedrive)</text:p>
      <text:p text:style-name="P1"><text:s/>2 / Root Sharepoint site</text:p>
      <text:p text:style-name="P1"><text:s text:c="3"/>\ (sharepoint)</text:p>
      <text:p text:style-name="P1"><text:s text:c="3"/>/ Sharepoint site name or URL</text:p>
      <text:p text:style-name="P1"><text:s/>3 | E.g. mysite or https://contoso.sharepoint.com/sites/mysite</text:p>
      <text:p text:style-name="P1"><text:s text:c="3"/>\ (url)</text:p>
      <text:p text:style-name="P1"><text:s/>4 / Search for a Sharepoint site</text:p>
      <text:p text:style-name="P1"><text:s text:c="3"/>\ (search)</text:p>
      <text:p text:style-name="P1"><text:s/>5 / Type in driveID (advanced)</text:p>
      <text:p text:style-name="P1"><text:s text:c="3"/>\ (driveid)</text:p>
      <text:p text:style-name="P1"><text:s/>6 / Type in SiteID (advanced)</text:p>
      <text:p text:style-name="P1"><text:s text:c="3"/>\ (siteid)</text:p>
      <text:p text:style-name="P1"><text:s text:c="3"/>/ Sharepoint server-relative path (advanced)</text:p>
      <text:p text:style-name="P1"><text:s/>7 | E.g. /teams/hr</text:p>
      <text:p text:style-name="P1"><text:s text:c="3"/>\ (path)</text:p>
      <text:p text:style-name="P1">config_type&gt; <text:span text:style-name="T3">onedrive</text:span></text:p>
      <text:p text:style-name="P1">Drive OK?</text:p>
      <text:p text:style-name="P1"/>
      <text:p text:style-name="P1">Found drive "root" of type "business"</text:p>
      <text:p text:style-name="P1">URL: https://vumc365-my.sharepoint.com/personal/dale_plummer_vumc_org/Documents</text:p>
      <text:p text:style-name="P1"/>
      <text:p text:style-name="P1">y) Yes (default)</text:p>
      <text:p text:style-name="P1">n) No</text:p>
      <text:p text:style-name="P1">y/n&gt; <text:span text:style-name="T3">y</text:span></text:p>
      <text:p text:style-name="P1">--------------------</text:p>
      <text:p text:style-name="P1">[remote_vumc]</text:p>
      <text:p text:style-name="P1">type = onedrive</text:p>
      <text:p text:style-name="P1">token = {"access_token":"eyJ0eXAiOiJKV1QiLCJub25jZSI6ImVFM3E0Q0wzbXI2SDR5eUs4S2tmMXZrVmpvY3dZbUc5alVjRW50RFQzY2MiLCJhbGciOiJSUzI1NiIsIng1dCI6IjJaUXBKM1VwYmpBWVhZR2FYRUpsOGxWMFRPSSIsImtpZCI6IjJaUXBKM1VwYmpBWVhZR2FYRUpsOGxWMFRPSSJ9.eyJhdWQiOiIwMDAwMDAwMy0wMDAwLTAwMDAtYzAwMC0wMDAwMDAwMDAwMDAiLCJpc3MiOiJodHRwczovL3N0cy53aW5kb3dzLm5ldC9lZjU3NTAzMC0xNDI0LTRlZDgtYjgzYy0xMmM1MzNkODc5YWIvIiwiaWF0IjoxNjU2MzU1NjM2LCJuYmYiOjE2NTYzNTU2MzYsImV4cCI6MTY1NjM2MTA4MSwiYWNjdCI6MCwiYWNyIjoiMSIsImFpbyI6IkUyWmdZREQ1SGpmUld1UEZpVWxKQjJvUGNQOUsyL2ZNTDBycmdRSmJ2Tm4wajdXUGd5MEIiLCJhbXIiOlsicHdkIl0sImFwcF9kaXNwbGF5bmFtZSI6InJjbG9uZSIsImFwcGlkIjoiYjE1NjY1ZDktZWRhNi00MDkyLTg1MzktMGVlYzM3NmFmZDU5IiwiYXBwaWRhY3IiOiIxIiwiZmFtaWx5X25hbWUiOiJQb<text:soft-page-break/>HVtbWVyIiwiZ2l2ZW5fbmFtZSI6IldhbHRvbiIsImlkdHlwIjoidXNlciIsImlwYWRkciI6IjE2MC4xMjkuMjUwLjIzNiIsIm5hbWUiOiJQbHVtbWVyLCBEYWxlIiwib2lkIjoiZDQxYjA3MzUtZjk5My00NDFiLTg4Y2ItMjJmNzY4Y2ZlMTA1Iiwib25wcmVtX3NpZCI6IlMtMS01LTIxLTI5MDA5ODc3MzAtMTcwNjU3Mzg4Ny0zMjc5NTkyNTk1LTcwMDciLCJwbGF0ZiI6IjgiLCJwdWlkIjoiMTAwMzNGRkY5REY4MUYwQSIsInJoIjoiMC5BVkVBTUZCWDd5UVUyRTY0UEJMRk05aDVxd01BQUFBQUFBQUF3QUFBQUFBQUFBQlJBSTguIiwic2NwIjoiRmlsZXMuUmVhZCBGaWxlcy5SZWFkLkFsbCBGaWxlcy5SZWFkV3JpdGUgRmlsZXMuUmVhZFdyaXRlLkFsbCBTaXRlcy5SZWFkLkFsbCBwcm9maWxlIG9wZW5pZCBlbWFpbCIsInNpZ25pbl9zdGF0ZSI6WyJpbmtub3dubnR3ayIsImttc2kiXSwic3ViIjoiRllBY3ZIenhzTTJIbFJYYldDeURYY3BEQ2hrQnYwajJvNkhOczFvOTRZbyIsInRlbmFudF9yZWdpb25fc2NvcGUiOiJOQSIsInRpZCI6ImVmNTc1MDMwLTE0MjQtNGVkOC1iODNjLTEyYzUzM2Q4NzlhYiIsInVuaXF1ZV9uYW1lIjoiZGFsZS5wbHVtbWVyQHZ1bWMub3JnIiwidXBuIjoiZGFsZS5wbHVtbWVyQHZ1bWMub3JnIiwidXRpIjoiVHVGdGEtQnVYMHlySWRDV0RuSEFBQSIsInZlciI6IjEuMCIsIndpZHMiOlsiYjc5ZmJmNGQtM2VmOS00Njg5LTgxNDMtNzZiMTk0ZTg1NTA5Il0sInhtc19zdCI6eyJzdWIiOiIwV2d0MHNKZjBnd2pzQzR1R0taeWwtTmRqUnZ4TG9DQjZUTDFtblFZbkQ0In0sInhtc190Y2R0IjoxNDY3OTkyMzcwfQ.nDY8kWKEUXkW9gR9jeAGT2CbZ4MV1VvP9oJmhXV5jypPhFmk37rk71ue_IHEwaDA7OggdF17HCTc8Yl9tH5UMteUuT8mtde3_hndtfQyi9o80ZhvUgSHzOpg3cG0JWG7tbGJyyXfRB8fss6a7JFDh927_I18Bg9VncNQley5UsfowHUv-DB577GI6-yiw0EceH6ZynSPIsAEzHxfGb_5FtU1kVSYEgcJ57c29aLH6JaO0xafz2Tee_x_0PG7uwBgjlLMUgDW2ZnhIfYVJj4CNWHLS-1T9gAIRZdTE8Fqi1SnRUNG5ssxxoKyxgNUoplvMLW8xGVgQCuWn8BEyccVhQ","token_type":"Bearer","refresh_token":"0.AVEAMFBX7yQU2E64PBLFM9h5q9llVrGm7ZJAhTkO7Ddq_VlRAI8.AgABAAEAAAD--DLA3VO7QrddgJg7WevrAgDs_wQA9P99eT25jJn_AeheS7HTSOzJsIkBlfQG09uKMPcTRuaPaDva9_Pq_drLe8ErAEyCSs-hITijl4ZbR_cnj6h_IBFUP-30Xl9oTXHvZukUbvI-qBiEneguKqHmNjkXtCGfLdMIl8bnVLwZ-OI__3pRwVYpLb6trTosdlo5NZoexJgu7lxFZHl__ACR2N9imv6af8DfTNEHI0XqfcP3mCDDgTL1eepIob7XXY74ojLP8Pvl8yL2vsguhG3f2xX1vjBLs2LsTFx_Npx_Vgj9gsx9kziPpDktYFZlG4SAQQX5HrbQAIefz6vZfRa58ylF1sv3L-wK1R76wmFlZloShd0ymi7raKZS1fCjFfsryvWFL2nEOLg_7rai3lUlbCcWJPB2qt42lKFFIs0fm9AJk49PqSDggSmRuopzvvJ90VkPOacnWwoCSDHr5Rt8ExZAcNtUitYNjKKLlBN6lhSvg8SROeqVdP12F_MF4K8QKscsYcyugU45uqzYwet5pd4ECg7Nd0Oizerq8qVApOXlMR3JZ0AC0y3uQW6D3OEijRjmMr_WKf-qZkSh5j7-SRxpoQE1zYJ1WdMZ_-gSvPJSyP_He28osiTLImM2bZtpjbWp8505j6nitXiXAbR7aa1DScYTSKs6HB2pQ3VTz1LvYD_LR8ACMbaVlhJ6ANdaoluX82hkYvp6LojRnJLjbn9bNVmlzxUdRtiPCrx2T0RxeM3yqpSkQmcMqfAzfxy9-BjX2KNACYm8O4YRludc6SXsESTyWxzxiKT7e874m8ptWP8","expiry":"2022-06-27T15:18:01.081049274-05:00"}</text:p>
      <text:p text:style-name="P1">drive_id = b!rQ1BSNglrESx0BaL3OI3ElRVRM0SKdNAqX_mwl1pxTNxgi1ynclWRr7DSfS1He2D</text:p>
      <text:p text:style-name="P1">drive_type = business</text:p>
      <text:p text:style-name="P1">--------------------</text:p>
      <text:p text:style-name="P1">y) Yes this is OK (default)</text:p>
      <text:p text:style-name="P1">e) Edit this remote</text:p>
      <text:p text:style-name="P1">d) Delete this remote</text:p>
      <text:p text:style-name="P1"><text:soft-page-break/>y/e/d&gt; <text:span text:style-name="T3">y</text:span></text:p>
      <text:p text:style-name="P1">Current remotes:</text:p>
      <text:p text:style-name="P1"/>
      <text:p text:style-name="P1">Name <text:s text:c="16"/>Type</text:p>
      <text:p text:style-name="P1">==== <text:s text:c="16"/>====</text:p>
      <text:p text:style-name="P1">remote_vumc <text:s text:c="9"/>onedrive</text:p>
      <text:p text:style-name="P1"/>
      <text:p text:style-name="P1">e) Edit existing remote</text:p>
      <text:p text:style-name="P1">n) New remote</text:p>
      <text:p text:style-name="P1">d) Delete remote</text:p>
      <text:p text:style-name="P1">r) Rename remote</text:p>
      <text:p text:style-name="P1">c) Copy remote</text:p>
      <text:p text:style-name="P1">s) Set configuration password</text:p>
      <text:p text:style-name="P1">q) Quit config</text:p>
      <text:p text:style-name="P1">e/n/d/r/c/s/q&gt; <text:span text:style-name="T3">q</text:span></text:p>
      <text:p text:style-name="Standard"/>
      <text:p text:style-name="Standard">Map the OneDrive share</text:p>
      <text:p text:style-name="Standard"/>
      <text:p text:style-name="P1">$ /usr/bin/rclone --vfs-cache-mode writes mount remote_vumc: ~/OneDrive/ &amp;</text:p>
      <text:p text:style-name="Standard"/>
      <text:p text:style-name="Standard">See if it worked</text:p>
      <text:p text:style-name="Standard"/>
      <text:p text:style-name="P1">$ ls -la OneDrive/</text:p>
      <text:p text:style-name="Standard"/>
      <text:p text:style-name="Standard">This mount will remain actice as long as you keep this terminal running. <text:s/>If you'd like to mount</text:p>
      <text:p text:style-name="Standard">the share when the system is booted, add this command to your crontab. <text:s/><text:span text:style-name="T5">This is all one <text:s/>line.</text:span></text:p>
      <text:p text:style-name="Standard"/>
      <text:p text:style-name="P1">#@reboot ( /usr/bin/rclone --vfs-cache-mode writes mount remote_vumc: ~/OneDrive/ &amp;)&amp;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7T14:21:15.700928689</meta:creation-date>
    <dc:date>2022-06-27T14:34:57.560308806</dc:date>
    <meta:editing-duration>PT12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7" meta:paragraph-count="210" meta:word-count="887" meta:character-count="8635" meta:non-whitespace-character-count="7714"/>
  </office:meta>
</office:document-meta>
</file>